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5b1c" officeooo:paragraph-rsid="00105b1c"/>
    </style:style>
    <style:style style:name="P2" style:family="paragraph" style:parent-style-name="Standard">
      <style:paragraph-properties fo:text-align="center" style:justify-single-word="false"/>
      <style:text-properties officeooo:rsid="00105b1c" officeooo:paragraph-rsid="00105b1c"/>
    </style:style>
    <style:style style:name="P3" style:family="paragraph" style:parent-style-name="Standard">
      <style:paragraph-properties fo:text-align="center" style:justify-single-word="false"/>
      <style:text-properties officeooo:rsid="0012fd3a" officeooo:paragraph-rsid="0012fd3a"/>
    </style:style>
    <style:style style:name="T1" style:family="text">
      <style:text-properties officeooo:rsid="001240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1</text:p>
      <text:p text:style-name="P3">Ensemble Learning</text:p>
      <text:p text:style-name="P2"/>
      <text:p text:style-name="P1"/>
      <text:p text:style-name="P1">PS Also refer to Plots in IPad</text:p>
      <text:p text:style-name="P1"/>
      <text:p text:style-name="P1"/>
      <text:p text:style-name="P1">This project is about ensemble Methods applied to MNIST Datasets.Two ensemble classifiers were built </text:p>
      <text:p text:style-name="P1"/>
      <text:p text:style-name="P1">1.Soft Voting Classifier </text:p>
      <text:p text:style-name="P1"/>
      <text:p text:style-name="P1"><text:tab/>Uses optimized estimators Random Forests,Extremely randomized forests and Support vector classifiers using GridSearchCV to train a soft voting classifiers .Achieved accuracy of 97.42%</text:p>
      <text:p text:style-name="P1"/>
      <text:p text:style-name="P1">2.Stacking Ensemble</text:p>
      <text:p text:style-name="P1"/>
      <text:p text:style-name="P1"><text:tab/>Uses optimized estimators Random Forests,Extremely randomized forests and Support vector classifiers using GridSearchCV and then used a random forest <text:span text:style-name="T1">meta-learner</text:span> on the predicted label to predict the final Output. Achieved accuracy of 97.08%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3:41:09.435863945</meta:creation-date>
    <dc:date>2020-04-08T14:07:01.523374515</dc:date>
    <meta:editing-duration>PT15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86" meta:character-count="628" meta:non-whitespace-character-count="546"/>
  </office:meta>
</office:document-meta>
</file>